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343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97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36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0937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classification-by-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-by-value-loss-of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victim-of-arson-by-gender-and-r">
      <style:table-properties table:display="true" style:writing-mode="lr-tb"/>
    </style:style>
    <style:style style:name="ta6" style:family="table" style:master-page-name="PageStyle_5f_offenders-of-arson-by-gender-an">
      <style:table-properties table:display="true" style:writing-mode="lr-tb"/>
    </style:style>
    <style:style style:name="ta7" style:family="table" style:master-page-name="PageStyle_5f_arson-by-day-of-week-and-time-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lassification-by-loc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ank/Savings and Loa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rug Store/Dr Office/Hospital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Jail/Priso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1" office:value-type="float" office:value="95">
            <text:p>95</text:p>
          </table:table-cell>
        </table:table-row>
        <table:table-row table:style-name="ro2">
          <table:table-cell table:style-name="ce22" office:value-type="string">
            <text:p>Rental Storage Facility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1" office:value-type="float" office:value="733">
            <text:p>733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office:value-type="string">
            <text:p>Month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April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August</text:p>
          </table:table-cell>
          <table:table-cell table:style-name="ce23" office:value-type="string">
            <text:p>Septem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November</text:p>
          </table:table-cell>
          <table:table-cell table:style-name="ce23" office:value-type="string">
            <text:p>December</text:p>
          </table:table-cell>
          <table:table-cell table:number-columns-repeated="13" table:style-name="ce23"/>
        </table:table-row>
        <table:table-row table:style-name="ro2">
          <table:table-cell table:style-name="ce21" office:value-type="string">
            <text:p>Number of Arsons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39">
            <text:p>139</text:p>
          </table:table-cell>
        </table:table-row>
      </table:table>
      <table:table table:name="classification-by-value-loss-of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Occupancy Dwelling</text:p>
          </table:table-cell>
          <table:table-cell table:style-name="ce24" office:value-type="float" office:value="7477273">
            <text:p>7,477,273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4" office:value-type="float" office:value="2898032">
            <text:p>2,898,032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4" office:value-type="float" office:value="2221428">
            <text:p>2,221,428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4" office:value-type="float" office:value="30400">
            <text:p>30,400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4" office:value-type="float" office:value="326678">
            <text:p>326,678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4" office:value-type="float" office:value="398143">
            <text:p>398,143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4" office:value-type="float" office:value="758364">
            <text:p>758,364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/>
        </table:table-row>
        <table:table-row table:style-name="ro2">
          <table:table-cell table:style-name="ce21" office:value-type="string">
            <text:p>Alcohol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4" office:value-type="float" office:value="1208362">
            <text:p>1,208,362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4" office:value-type="float" office:value="151">
            <text:p>151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4" office:value-type="float" office:value="31200">
            <text:p>31,200</text:p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4" office:value-type="float" office:value="4644">
            <text:p>4,644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4" office:value-type="float" office:value="1080">
            <text:p>1,080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4" office:value-type="float" office:value="8195">
            <text:p>8,195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4" office:value-type="float" office:value="92525">
            <text:p>92,525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4" office:value-type="float" office:value="1000">
            <text:p>1,000</text:p>
          </table:table-cell>
        </table:table-row>
        <table:table-row table:style-name="ro2">
          <table:table-cell table:style-name="ce21" office:value-type="string">
            <text:p>Heavy Construction/Indust.</text:p>
          </table:table-cell>
          <table:table-cell table:style-name="ce24" office:value-type="float" office:value="206021">
            <text:p>206,021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4" office:value-type="float" office:value="58219">
            <text:p>58,219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4"/>
        </table:table-row>
        <table:table-row table:style-name="ro2">
          <table:table-cell table:style-name="ce21" office:value-type="string">
            <text:p>Merchandise</text:p>
          </table:table-cell>
          <table:table-cell table:style-name="ce24" office:value-type="float" office:value="182997">
            <text:p>182,997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4" office:value-type="float" office:value="37000">
            <text:p>37,000</text:p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4" office:value-type="float" office:value="122201">
            <text:p>122,201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4" office:value-type="float" office:value="500">
            <text:p>500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4"/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4" office:value-type="float" office:value="50401">
            <text:p>50,401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4" office:value-type="float" office:value="16596">
            <text:p>16,596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4" office:value-type="float" office:value="367420">
            <text:p>367,420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4" office:value-type="float" office:value="163700">
            <text:p>163,700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4" office:value-type="float" office:value="10100">
            <text:p>10,10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5" office:value-type="float" office:value="851068">
            <text:p>$851,06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6" table:formula="oooc:=SUM([.B2:.B35])" office:value-type="string">
            <text:p>17,523,698</text:p>
          </table:table-cell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Point of Entry/Exit During Burglary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ttic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1"/>
        </table:table-row>
        <table:table-row table:style-name="ro2">
          <table:table-cell table:style-name="ce22" office:value-type="string">
            <text:p>Window</text:p>
          </table:table-cell>
          <table:table-cell table:style-name="ce21" office:value-type="float" office:value="4">
            <text:p>4</text:p>
          </table:table-cell>
          <table:table-cell table:style-name="ce21"/>
        </table:table-row>
        <table:table-row table:style-name="ro2">
          <table:table-cell table:style-name="ce22" office:value-type="string">
            <text:p>Door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Vehicle</text:p>
          </table:table-cell>
          <table:table-cell table:style-name="ce21" office:value-type="float" office:value="2">
            <text:p>2</text:p>
          </table:table-cell>
          <table:table-cell table:style-name="ce21"/>
        </table:table-row>
        <table:table-row table:style-name="ro2">
          <table:table-cell table:style-name="ce22" office:value-type="string">
            <text:p>Floor</text:p>
          </table:table-cell>
          <table:table-cell table:style-name="ce21"/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1"/>
        </table:table-row>
        <table:table-row table:style-name="ro2">
          <table:table-cell table:style-name="ce22" office:value-type="string">
            <text:p>Hidden Within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Unk/Not Reported</text:p>
          </table:table-cell>
          <table:table-cell table:style-name="ce21" office:value-type="float" office:value="1571">
            <text:p>1571</text:p>
          </table:table-cell>
          <table:table-cell table:style-name="ce21" office:value-type="float" office:value="1595">
            <text:p>1595</text:p>
          </table:table-cell>
        </table:table-row>
        <table:table-row table:style-name="ro2">
          <table:table-cell table:style-name="ce21" table:number-columns-spanned="3" table:number-rows-spanned="1" office:value-type="string">
            <text:p>(Up to 2 entry and exit points can be reported for each offense.)</text:p>
          </table:table-cell>
          <table:covered-table-cell table:number-columns-repeated="2"/>
        </table:table-row>
      </table:table>
      <table:table table:name="victim-of-arson-by-gender-and-r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454">
            <text:p>454</text:p>
          </table:table-cell>
          <table:table-cell table:style-name="ce21" office:value-type="float" office:value="292">
            <text:p>292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Am.Ind./Alsk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table:number-columns-spanned="1" table:number-rows-spanned="2" office:value-type="string">
            <text:p>Unknown Not Reported (59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covered-table-cell/>
          <table:table-cell table:number-columns-repeated="2" table:style-name="ce21"/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6])" office:value-type="string">
            <text:p>612</text:p>
          </table:table-cell>
          <table:table-cell table:style-name="ce21" table:formula="oooc:=SUM([.C2:.C6])" office:value-type="string">
            <text:p>473</text:p>
          </table:table-cell>
        </table:table-row>
      </table:table>
      <table:table table:name="offenders-of-arson-by-gender-an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Am.Ind./Alsk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table:number-columns-spanned="1" table:number-rows-spanned="2" office:value-type="string">
            <text:p>Unknown Not Reported (420)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covered-table-cell/>
          <table:table-cell table:number-columns-repeated="2" table:style-name="ce21"/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6])" office:value-type="string">
            <text:p>959</text:p>
          </table:table-cell>
          <table:table-cell table:style-name="ce21" table:formula="oooc:=SUM([.C2:.C6])" office:value-type="string">
            <text:p>169</text:p>
          </table:table-cell>
        </table:table-row>
      </table:table>
      <table:table table:name="arson-by-day-of-week-and-time-o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3" office:value-type="string">
            <text:p>Day/Time</text:p>
          </table:table-cell>
          <table:table-cell table:style-name="ce23" office:value-type="string">
            <text:p>00:00-01:59</text:p>
          </table:table-cell>
          <table:table-cell table:style-name="ce23" office:value-type="string">
            <text:p>02:00-03:59</text:p>
          </table:table-cell>
          <table:table-cell table:style-name="ce23" office:value-type="string">
            <text:p>04:00-05:59</text:p>
          </table:table-cell>
          <table:table-cell table:style-name="ce23" office:value-type="string">
            <text:p>06:00-07:59</text:p>
          </table:table-cell>
          <table:table-cell table:style-name="ce23" office:value-type="string">
            <text:p>08:00-09:59</text:p>
          </table:table-cell>
          <table:table-cell table:style-name="ce23" office:value-type="string">
            <text:p>10:00-11:59</text:p>
          </table:table-cell>
          <table:table-cell table:style-name="ce23" office:value-type="string">
            <text:p>12:00-13:59</text:p>
          </table:table-cell>
          <table:table-cell table:style-name="ce23" office:value-type="string">
            <text:p>14:00-15:59</text:p>
          </table:table-cell>
          <table:table-cell table:style-name="ce23" office:value-type="string">
            <text:p>16:00-17:59</text:p>
          </table:table-cell>
          <table:table-cell table:style-name="ce23" office:value-type="string">
            <text:p>18:00-19:59</text:p>
          </table:table-cell>
          <table:table-cell table:style-name="ce23" office:value-type="string">
            <text:p>20:00-21:59</text:p>
          </table:table-cell>
          <table:table-cell table:style-name="ce23" office:value-type="string">
            <text:p>22:00-23:59</text:p>
          </table:table-cell>
          <table:table-cell table:style-name="ce23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82</text:p>
          </table:table-cell>
          <table:table-cell table:style-name="ce21" table:formula="oooc:=SUM([.C2:.C8])" office:value-type="string">
            <text:p>133</text:p>
          </table:table-cell>
          <table:table-cell table:style-name="ce21" table:formula="oooc:=SUM([.D2:.D8])" office:value-type="string">
            <text:p>87</text:p>
          </table:table-cell>
          <table:table-cell table:style-name="ce21" table:formula="oooc:=SUM([.E2:.E8])" office:value-type="string">
            <text:p>65</text:p>
          </table:table-cell>
          <table:table-cell table:style-name="ce21" table:formula="oooc:=SUM([.F2:.F8])" office:value-type="string">
            <text:p>71</text:p>
          </table:table-cell>
          <table:table-cell table:style-name="ce21" table:formula="oooc:=SUM([.G2:.G8])" office:value-type="string">
            <text:p>91</text:p>
          </table:table-cell>
          <table:table-cell table:style-name="ce21" table:formula="oooc:=SUM([.H2:.H8])" office:value-type="string">
            <text:p>121</text:p>
          </table:table-cell>
          <table:table-cell table:style-name="ce21" table:formula="oooc:=SUM([.I2:.I8])" office:value-type="string">
            <text:p>142</text:p>
          </table:table-cell>
          <table:table-cell table:style-name="ce21" table:formula="oooc:=SUM([.J2:.J8])" office:value-type="string">
            <text:p>188</text:p>
          </table:table-cell>
          <table:table-cell table:style-name="ce21" table:formula="oooc:=SUM([.K2:.K8])" office:value-type="string">
            <text:p>162</text:p>
          </table:table-cell>
          <table:table-cell table:style-name="ce21" table:formula="oooc:=SUM([.L2:.L8])" office:value-type="string">
            <text:p>168</text:p>
          </table:table-cell>
          <table:table-cell table:style-name="ce21" table:formula="oooc:=SUM([.M2:.M8])" office:value-type="string">
            <text:p>166</text:p>
          </table:table-cell>
          <table:table-cell table:style-name="ce21" table:formula="oooc:=SUM([.N2:.N8])" office:value-type="string">
            <text:p>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lassification-by-location" style:display-name="PageStyle_classification-by-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-by-value-loss-of" style:display-name="PageStyle_classification-by-value-loss-of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ctim-of-arson-by-gender-and-r" style:display-name="PageStyle_victim-of-arson-by-gender-and-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s-of-arson-by-gender-an" style:display-name="PageStyle_offenders-of-arson-by-gender-a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arson-by-day-of-week-and-time-o" style:display-name="PageStyle_arson-by-day-of-week-and-time-o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